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3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2.351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4.847cm"/>
    </style:style>
    <style:style style:name="co7" style:family="table-column">
      <style:table-column-properties fo:break-before="auto" style:column-width="2.993cm"/>
    </style:style>
    <style:style style:name="co8" style:family="table-column">
      <style:table-column-properties fo:break-before="auto" style:column-width="4.57cm"/>
    </style:style>
    <style:style style:name="co9" style:family="table-column">
      <style:table-column-properties fo:break-before="auto" style:column-width="4.348cm"/>
    </style:style>
    <style:style style:name="co10" style:family="table-column">
      <style:table-column-properties fo:break-before="auto" style:column-width="4.54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cahier-tex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row table:style-name="ro1">
          <table:table-cell table:style-name="ce1" office:value-type="string">
            <text:p>Table « Cahier_textes »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d</text:p>
          </table:table-cell>
          <table:table-cell office:value-type="string">
            <text:p>regrpnt_id</text:p>
          </table:table-cell>
          <table:table-cell office:value-type="string">
            <text:p>lib</text:p>
          </table:table-cell>
          <table:table-cell office:value-type="string">
            <text:p>deb_AS</text:p>
          </table:table-cell>
          <table:table-cell office:value-type="string">
            <text:p>fin_AS</text:p>
          </table:table-cell>
          <table:table-cell office:value-type="string">
            <text:p>date</text:p>
          </table:table-cell>
          <table:table-cell office:value-type="string">
            <text:p>deleted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float" office:value="1">
            <text:p>1</text:p>
          </table:table-cell>
          <table:table-cell table:style-name="ce2" table:formula="of:=&quot;6E&quot;&amp;[.C3]" office:value-type="string" office:string-value="6E1">
            <text:p>6E1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table:formula="of:=TODAY()" office:value-type="date" office:date-value="2012-12-19">
            <text:p>19/12/12</text:p>
          </table:table-cell>
          <table:table-cell office:value-type="string">
            <text:p>false</text:p>
          </table:table-cell>
          <table:table-cell table:number-columns-repeated="6"/>
          <table:table-cell table:style-name="ce3" table:formula="of:=&quot;INSERT INTO `cahier_textes` VALUES ('&quot;&amp;[.B3]&amp;&quot;', '&quot;&amp;[.C3]&amp;&quot;', '&quot;&amp;[.D3]&amp;&quot;', '&quot;&amp;[.E3]&amp;&quot;', '&quot;&amp;[.F3]&amp;&quot;', now(), &quot;&amp;[.H3]&amp;&quot;);&quot;" office:value-type="string" office:string-value="INSERT INTO `cahier_textes` VALUES ('1', '1', '6E1', '2011', '2012', now(), false);">
            <text:p>INSERT INTO `cahier_textes` VALUES ('1', '1', '6E1', '2011', '2012', now(), false);</text:p>
          </table:table-cell>
        </table:table-row>
        <table:table-row table:style-name="ro3">
          <table:table-cell/>
          <table:table-cell table:number-columns-repeated="2" office:value-type="float" office:value="2">
            <text:p>2</text:p>
          </table:table-cell>
          <table:table-cell table:style-name="ce2" table:formula="of:=&quot;6E&quot;&amp;[.C4]" office:value-type="string" office:string-value="6E2">
            <text:p>6E2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table:formula="of:=TODAY()" office:value-type="date" office:date-value="2012-12-19">
            <text:p>19/12/12</text:p>
          </table:table-cell>
          <table:table-cell office:value-type="string">
            <text:p>false</text:p>
          </table:table-cell>
          <table:table-cell table:number-columns-repeated="6"/>
          <table:table-cell table:style-name="ce3" table:formula="of:=&quot;INSERT INTO `cahier_textes` VALUES ('&quot;&amp;[.B4]&amp;&quot;', '&quot;&amp;[.C4]&amp;&quot;', '&quot;&amp;[.D4]&amp;&quot;', '&quot;&amp;[.E4]&amp;&quot;', '&quot;&amp;[.F4]&amp;&quot;', now(), &quot;&amp;[.H4]&amp;&quot;);&quot;" office:value-type="string" office:string-value="INSERT INTO `cahier_textes` VALUES ('2', '2', '6E2', '2011', '2012', now(), false);">
            <text:p>INSERT INTO `cahier_textes` VALUES ('2', '2', '6E2', '2011', '2012', now(), false);</text:p>
          </table:table-cell>
        </table:table-row>
        <table:table-row table:style-name="ro3">
          <table:table-cell/>
          <table:table-cell table:number-columns-repeated="2" office:value-type="float" office:value="3">
            <text:p>3</text:p>
          </table:table-cell>
          <table:table-cell table:style-name="ce2" table:formula="of:=&quot;6E&quot;&amp;[.C5]" office:value-type="string" office:string-value="6E3">
            <text:p>6E3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table:formula="of:=TODAY()" office:value-type="date" office:date-value="2012-12-19">
            <text:p>19/12/12</text:p>
          </table:table-cell>
          <table:table-cell office:value-type="string">
            <text:p>false</text:p>
          </table:table-cell>
          <table:table-cell table:number-columns-repeated="6"/>
          <table:table-cell table:style-name="ce3" table:formula="of:=&quot;INSERT INTO `cahier_textes` VALUES ('&quot;&amp;[.B5]&amp;&quot;', '&quot;&amp;[.C5]&amp;&quot;', '&quot;&amp;[.D5]&amp;&quot;', '&quot;&amp;[.E5]&amp;&quot;', '&quot;&amp;[.F5]&amp;&quot;', now(), &quot;&amp;[.H5]&amp;&quot;);&quot;" office:value-type="string" office:string-value="INSERT INTO `cahier_textes` VALUES ('3', '3', '6E3', '2011', '2012', now(), false);">
            <text:p>INSERT INTO `cahier_textes` VALUES ('3', '3', '6E3', '2011', '2012', now(), false);</text:p>
          </table:table-cell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table:style-name="ce2" table:formula="of:=&quot;6E&quot;&amp;[.C6]" office:value-type="string" office:string-value="6E4">
            <text:p>6E4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table:formula="of:=TODAY()" office:value-type="date" office:date-value="2012-12-19">
            <text:p>19/12/12</text:p>
          </table:table-cell>
          <table:table-cell office:value-type="string">
            <text:p>false</text:p>
          </table:table-cell>
          <table:table-cell table:number-columns-repeated="6"/>
          <table:table-cell table:style-name="ce3" table:formula="of:=&quot;INSERT INTO `cahier_textes` VALUES ('&quot;&amp;[.B6]&amp;&quot;', '&quot;&amp;[.C6]&amp;&quot;', '&quot;&amp;[.D6]&amp;&quot;', '&quot;&amp;[.E6]&amp;&quot;', '&quot;&amp;[.F6]&amp;&quot;', now(), &quot;&amp;[.H6]&amp;&quot;);&quot;" office:value-type="string" office:string-value="INSERT INTO `cahier_textes` VALUES ('4', '4', '6E4', '2011', '2012', now(), false);">
            <text:p>INSERT INTO `cahier_textes` VALUES ('4', '4', '6E4', '2011', '2012', now(), false);</text:p>
          </table:table-cell>
        </table:table-row>
        <table:table-row table:style-name="ro3">
          <table:table-cell/>
          <table:table-cell table:number-columns-repeated="2" office:value-type="float" office:value="5">
            <text:p>5</text:p>
          </table:table-cell>
          <table:table-cell table:style-name="ce2" table:formula="of:=&quot;6E&quot;&amp;[.C7]" office:value-type="string" office:string-value="6E5">
            <text:p>6E5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table:formula="of:=TODAY()" office:value-type="date" office:date-value="2012-12-19">
            <text:p>19/12/12</text:p>
          </table:table-cell>
          <table:table-cell office:value-type="string">
            <text:p>false</text:p>
          </table:table-cell>
          <table:table-cell table:number-columns-repeated="6"/>
          <table:table-cell table:style-name="ce3" table:formula="of:=&quot;INSERT INTO `cahier_textes` VALUES ('&quot;&amp;[.B7]&amp;&quot;', '&quot;&amp;[.C7]&amp;&quot;', '&quot;&amp;[.D7]&amp;&quot;', '&quot;&amp;[.E7]&amp;&quot;', '&quot;&amp;[.F7]&amp;&quot;', now(), &quot;&amp;[.H7]&amp;&quot;);&quot;" office:value-type="string" office:string-value="INSERT INTO `cahier_textes` VALUES ('5', '5', '6E5', '2011', '2012', now(), false);">
            <text:p>INSERT INTO `cahier_textes` VALUES ('5', '5', '6E5', '2011', '2012', now(), false);</text:p>
          </table:table-cell>
        </table:table-row>
        <table:table-row table:style-name="ro3">
          <table:table-cell/>
          <table:table-cell table:number-columns-repeated="2" office:value-type="float" office:value="6">
            <text:p>6</text:p>
          </table:table-cell>
          <table:table-cell table:style-name="ce2" table:formula="of:=&quot;6E&quot;&amp;[.C3]" office:value-type="string" office:string-value="6E1">
            <text:p>6E1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table:formula="of:=TODAY()" office:value-type="date" office:date-value="2012-12-19">
            <text:p>19/12/12</text:p>
          </table:table-cell>
          <table:table-cell office:value-type="string">
            <text:p>false</text:p>
          </table:table-cell>
          <table:table-cell table:number-columns-repeated="6"/>
          <table:table-cell table:style-name="ce3" table:formula="of:=&quot;INSERT INTO `cahier_textes` VALUES ('&quot;&amp;[.B8]&amp;&quot;', '&quot;&amp;[.C8]&amp;&quot;', '&quot;&amp;[.D8]&amp;&quot;', '&quot;&amp;[.E8]&amp;&quot;', '&quot;&amp;[.F8]&amp;&quot;', now(), &quot;&amp;[.H8]&amp;&quot;);&quot;" office:value-type="string" office:string-value="INSERT INTO `cahier_textes` VALUES ('6', '6', '6E1', '2012', '2013', now(), false);">
            <text:p>INSERT INTO `cahier_textes` VALUES ('6', '6', '6E1', '2012', '2013', now(), false);</text:p>
          </table:table-cell>
        </table:table-row>
        <table:table-row table:style-name="ro3">
          <table:table-cell/>
          <table:table-cell table:number-columns-repeated="2" office:value-type="float" office:value="7">
            <text:p>7</text:p>
          </table:table-cell>
          <table:table-cell table:style-name="ce2" table:formula="of:=&quot;6E&quot;&amp;[.C4]" office:value-type="string" office:string-value="6E2">
            <text:p>6E2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table:formula="of:=TODAY()" office:value-type="date" office:date-value="2012-12-19">
            <text:p>19/12/12</text:p>
          </table:table-cell>
          <table:table-cell office:value-type="string">
            <text:p>false</text:p>
          </table:table-cell>
          <table:table-cell table:number-columns-repeated="6"/>
          <table:table-cell table:style-name="ce3" table:formula="of:=&quot;INSERT INTO `cahier_textes` VALUES ('&quot;&amp;[.B9]&amp;&quot;', '&quot;&amp;[.C9]&amp;&quot;', '&quot;&amp;[.D9]&amp;&quot;', '&quot;&amp;[.E9]&amp;&quot;', '&quot;&amp;[.F9]&amp;&quot;', now(), &quot;&amp;[.H9]&amp;&quot;);&quot;" office:value-type="string" office:string-value="INSERT INTO `cahier_textes` VALUES ('7', '7', '6E2', '2012', '2013', now(), false);">
            <text:p>INSERT INTO `cahier_textes` VALUES ('7', '7', '6E2', '2012', '2013', now(), false);</text:p>
          </table:table-cell>
        </table:table-row>
        <table:table-row table:style-name="ro3">
          <table:table-cell/>
          <table:table-cell table:number-columns-repeated="2" office:value-type="float" office:value="8">
            <text:p>8</text:p>
          </table:table-cell>
          <table:table-cell table:style-name="ce2" table:formula="of:=&quot;6E&quot;&amp;[.C5]" office:value-type="string" office:string-value="6E3">
            <text:p>6E3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table:formula="of:=TODAY()" office:value-type="date" office:date-value="2012-12-19">
            <text:p>19/12/12</text:p>
          </table:table-cell>
          <table:table-cell office:value-type="string">
            <text:p>false</text:p>
          </table:table-cell>
          <table:table-cell table:number-columns-repeated="6"/>
          <table:table-cell table:style-name="ce3" table:formula="of:=&quot;INSERT INTO `cahier_textes` VALUES ('&quot;&amp;[.B10]&amp;&quot;', '&quot;&amp;[.C10]&amp;&quot;', '&quot;&amp;[.D10]&amp;&quot;', '&quot;&amp;[.E10]&amp;&quot;', '&quot;&amp;[.F10]&amp;&quot;', now(), &quot;&amp;[.H10]&amp;&quot;);&quot;" office:value-type="string" office:string-value="INSERT INTO `cahier_textes` VALUES ('8', '8', '6E3', '2012', '2013', now(), false);">
            <text:p>INSERT INTO `cahier_textes` VALUES ('8', '8', '6E3', '2012', '2013', now(), false);</text:p>
          </table:table-cell>
        </table:table-row>
        <table:table-row table:style-name="ro3">
          <table:table-cell/>
          <table:table-cell table:number-columns-repeated="2" office:value-type="float" office:value="9">
            <text:p>9</text:p>
          </table:table-cell>
          <table:table-cell table:style-name="ce2" table:formula="of:=&quot;6E&quot;&amp;[.C6]" office:value-type="string" office:string-value="6E4">
            <text:p>6E4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table:formula="of:=TODAY()" office:value-type="date" office:date-value="2012-12-19">
            <text:p>19/12/12</text:p>
          </table:table-cell>
          <table:table-cell office:value-type="string">
            <text:p>false</text:p>
          </table:table-cell>
          <table:table-cell table:number-columns-repeated="6"/>
          <table:table-cell table:style-name="ce3" table:formula="of:=&quot;INSERT INTO `cahier_textes` VALUES ('&quot;&amp;[.B11]&amp;&quot;', '&quot;&amp;[.C11]&amp;&quot;', '&quot;&amp;[.D11]&amp;&quot;', '&quot;&amp;[.E11]&amp;&quot;', '&quot;&amp;[.F11]&amp;&quot;', now(), &quot;&amp;[.H11]&amp;&quot;);&quot;" office:value-type="string" office:string-value="INSERT INTO `cahier_textes` VALUES ('9', '9', '6E4', '2012', '2013', now(), false);">
            <text:p>INSERT INTO `cahier_textes` VALUES ('9', '9', '6E4', '2012', '2013', now(), false);</text:p>
          </table:table-cell>
        </table:table-row>
        <table:table-row table:style-name="ro3">
          <table:table-cell/>
          <table:table-cell table:number-columns-repeated="2" office:value-type="float" office:value="10">
            <text:p>10</text:p>
          </table:table-cell>
          <table:table-cell table:style-name="ce2" table:formula="of:=&quot;6E&quot;&amp;[.C7]" office:value-type="string" office:string-value="6E5">
            <text:p>6E5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table:formula="of:=TODAY()" office:value-type="date" office:date-value="2012-12-19">
            <text:p>19/12/12</text:p>
          </table:table-cell>
          <table:table-cell office:value-type="string">
            <text:p>false</text:p>
          </table:table-cell>
          <table:table-cell table:number-columns-repeated="6"/>
          <table:table-cell table:style-name="ce3" table:formula="of:=&quot;INSERT INTO `cahier_textes` VALUES ('&quot;&amp;[.B12]&amp;&quot;', '&quot;&amp;[.C12]&amp;&quot;', '&quot;&amp;[.D12]&amp;&quot;', '&quot;&amp;[.E12]&amp;&quot;', '&quot;&amp;[.F12]&amp;&quot;', now(), &quot;&amp;[.H12]&amp;&quot;);&quot;" office:value-type="string" office:string-value="INSERT INTO `cahier_textes` VALUES ('10', '10', '6E5', '2012', '2013', now(), false);">
            <text:p>INSERT INTO `cahier_textes` VALUES ('10', '10', '6E5', '2012', '2013', now(), false);</text:p>
          </table:table-cell>
        </table:table-row>
        <table:table-row table:style-name="ro4">
          <table:table-cell/>
          <table:table-cell table:number-columns-repeated="7"/>
          <table:table-cell table:number-columns-repeated="7"/>
        </table:table-row>
        <table:table-row table:style-name="ro1">
          <table:table-cell table:style-name="ce1" office:value-type="string">
            <text:p>Table « ressource»</text:p>
          </table:table-cell>
          <table:table-cell office:value-type="string">
            <text:p>id</text:p>
          </table:table-cell>
          <table:table-cell office:value-type="string">
            <text:p>lib</text:p>
          </table:table-cell>
          <table:table-cell office:value-type="string">
            <text:p>doc_id</text:p>
          </table:table-cell>
          <table:table-cell table:number-columns-repeated="10"/>
          <table:table-cell table:formula="of:=&quot;insert into ressource values (&quot;&amp;[.B15]&amp;&quot;,'&quot;&amp;[.C15]&amp;&quot;', &quot;&amp;[.D15]&amp;&quot;);&quot;" office:value-type="string" office:string-value="insert into ressource values (1,'Ressource #1', 12345);">
            <text:p>insert into ressource values (1,'Ressource #1', 12345);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Ressource #1</text:p>
          </table:table-cell>
          <table:table-cell office:value-type="float" office:value="12345">
            <text:p>12345</text:p>
          </table:table-cell>
          <table:table-cell table:number-columns-repeated="10"/>
          <table:table-cell table:formula="of:=&quot;insert into ressource values (&quot;&amp;[.B16]&amp;&quot;,'&quot;&amp;[.C16]&amp;&quot;', &quot;&amp;[.D16]&amp;&quot;);&quot;" office:value-type="string" office:string-value="insert into ressource values (2,'Ressource #2', 67890);">
            <text:p>insert into ressource values (2,'Ressource #2', 67890);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Ressource #2</text:p>
          </table:table-cell>
          <table:table-cell office:value-type="float" office:value="67890">
            <text:p>67890</text:p>
          </table:table-cell>
          <table:table-cell table:number-columns-repeated="11"/>
        </table:table-row>
        <table:table-row table:style-name="ro4" table:number-rows-repeated="2">
          <table:table-cell table:number-columns-repeated="15"/>
        </table:table-row>
        <table:table-row table:style-name="ro1">
          <table:table-cell table:style-name="ce1" office:value-type="string">
            <text:p>Table « plage_horaire»</text:p>
          </table:table-cell>
          <table:table-cell table:number-columns-repeated="13"/>
          <table:table-cell office:value-type="string">
            <text:p>INSERT INTO `cahiertextes`.`plage_horaire` (`id`) VALUES ('M1');</text:p>
          </table:table-cell>
        </table:table-row>
        <table:table-row table:style-name="ro4">
          <table:table-cell table:number-columns-repeated="14"/>
          <table:table-cell office:value-type="string">
            <text:p>INSERT INTO `cahiertextes`.`plage_horaire` (`id`) VALUES ('M2');</text:p>
          </table:table-cell>
        </table:table-row>
        <table:table-row table:style-name="ro4">
          <table:table-cell table:number-columns-repeated="14"/>
          <table:table-cell office:value-type="string">
            <text:p>INSERT INTO `cahiertextes`.`plage_horaire` (`id`) VALUES ('M3');</text:p>
          </table:table-cell>
        </table:table-row>
        <table:table-row table:style-name="ro4">
          <table:table-cell table:number-columns-repeated="14"/>
          <table:table-cell office:value-type="string">
            <text:p>INSERT INTO `cahiertextes`.`plage_horaire` (`id`) VALUES ('M4');</text:p>
          </table:table-cell>
        </table:table-row>
        <table:table-row table:style-name="ro4">
          <table:table-cell table:number-columns-repeated="14"/>
          <table:table-cell office:value-type="string">
            <text:p>INSERT INTO `cahiertextes`.`plage_horaire` (`id`) VALUES ('M5');</text:p>
          </table:table-cell>
        </table:table-row>
        <table:table-row table:style-name="ro4">
          <table:table-cell table:number-columns-repeated="14"/>
          <table:table-cell office:value-type="string">
            <text:p>INSERT INTO `cahiertextes`.`plage_horaire` (`id`) VALUES ('S1');</text:p>
          </table:table-cell>
        </table:table-row>
        <table:table-row table:style-name="ro4">
          <table:table-cell table:number-columns-repeated="14"/>
          <table:table-cell office:value-type="string">
            <text:p>INSERT INTO `cahiertextes`.`plage_horaire` (`id`) VALUES ('S2');</text:p>
          </table:table-cell>
        </table:table-row>
        <table:table-row table:style-name="ro4">
          <table:table-cell table:number-columns-repeated="14"/>
          <table:table-cell office:value-type="string">
            <text:p>INSERT INTO `cahiertextes`.`plage_horaire` (`id`) VALUES ('S3');</text:p>
          </table:table-cell>
        </table:table-row>
        <table:table-row table:style-name="ro4">
          <table:table-cell table:number-columns-repeated="14"/>
          <table:table-cell office:value-type="string">
            <text:p>INSERT INTO `cahiertextes`.`plage_horaire` (`id`) VALUES ('S4');</text:p>
          </table:table-cell>
        </table:table-row>
        <table:table-row table:style-name="ro1">
          <table:table-cell table:style-name="ce1" office:value-type="string">
            <text:p>Table « cours »</text:p>
          </table:table-cell>
          <table:table-cell table:number-columns-repeated="13"/>
          <table:table-cell office:value-type="string">
            <text:p>INSERT INTO `cahiertextes`.`plage_horaire` (`id`) VALUES ('S5');</text:p>
          </table:table-cell>
        </table:table-row>
        <table:table-row table:style-name="ro4">
          <table:table-cell table:number-columns-repeated="15"/>
        </table:table-row>
        <table:table-row table:style-name="ro3">
          <table:table-cell/>
          <table:table-cell office:value-type="string">
            <text:p>id</text:p>
          </table:table-cell>
          <table:table-cell office:value-type="string">
            <text:p>usr_id</text:p>
          </table:table-cell>
          <table:table-cell office:value-type="string">
            <text:p>mat_id</text:p>
          </table:table-cell>
          <table:table-cell office:value-type="string">
            <text:p>cahier_textes_id</text:p>
          </table:table-cell>
          <table:table-cell office:value-type="string">
            <text:p>Ressource_id</text:p>
          </table:table-cell>
          <table:table-cell office:value-type="string">
            <text:p>plage_horaire_id</text:p>
          </table:table-cell>
          <table:table-cell office:value-type="string">
            <text:p>contenu</text:p>
          </table:table-cell>
          <table:table-cell office:value-type="string">
            <text:p>date_cours</text:p>
          </table:table-cell>
          <table:table-cell office:value-type="string">
            <text:p>date_crea</text:p>
          </table:table-cell>
          <table:table-cell office:value-type="string">
            <text:p>date_modif</text:p>
          </table:table-cell>
          <table:table-cell office:value-type="string">
            <text:p>date_valid</text:p>
          </table:table-cell>
          <table:table-cell office:value-type="string">
            <text:p>deleted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VAA60001</text:p>
          </table:table-cell>
          <table:table-cell office:value-type="float" office:value="1">
            <text:p>1</text:p>
          </table:table-cell>
          <table:table-cell table:formula="of:=[.$C$3]"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M1</text:p>
          </table:table-cell>
          <table:table-cell table:formula="of:=&quot;item #&quot;&amp;[.B31]&amp;&quot;, CT #&quot;&amp;[.E31]&amp;&quot;, matiere #&quot;&amp;[.D31]" office:value-type="string" office:string-value="item #1, CT #1, matiere #1">
            <text:p>item #1, CT #1, matiere #1</text:p>
          </table:table-cell>
          <table:table-cell office:value-type="string">
            <text:p>now()</text:p>
          </table:table-cell>
          <table:table-cell table:formula="of:=[.I31]" office:value-type="string" office:string-value="now()">
            <text:p>now()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alse</text:p>
          </table:table-cell>
          <table:table-cell/>
          <table:table-cell table:formula="of:=&quot;insert into cours values('&quot;&amp;[.B31]&amp;&quot;', '&quot;&amp;[.C31]&amp;&quot;', '&quot;&amp;[.D31]&amp;&quot;', '&quot;&amp;[.E31]&amp;&quot;', '&quot;&amp;[.F31]&amp;&quot;', '&quot;&amp;[.G31]&amp;&quot;', '&quot;&amp;[.H31]&amp;&quot;', &quot;&amp;[.I31]&amp;&quot;, &quot;&amp;[.J31]&amp;&quot;, &quot;&amp;[.K31]&amp;&quot;, &quot;&amp;[.L31]&amp;&quot;, &quot;&amp;[.M31]&amp;&quot;);&quot;" office:value-type="string" office:string-value="insert into cours values('1', 'VAA60001', '1', '1', 'null', 'M1', 'item #1, CT #1, matiere #1', now(), now(), null, null, false);">
            <text:p>insert into cours values('1', 'VAA60001', '1', '1', 'null', 'M1', 'item #1, CT #1, matiere #1', now(), now(), null, null, false);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VAA60001</text:p>
          </table:table-cell>
          <table:table-cell office:value-type="float" office:value="1">
            <text:p>1</text:p>
          </table:table-cell>
          <table:table-cell table:formula="of:=[.$C$3]"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M2</text:p>
          </table:table-cell>
          <table:table-cell table:formula="of:=&quot;item #&quot;&amp;[.B32]&amp;&quot;, CT #&quot;&amp;[.E32]&amp;&quot;, matiere #&quot;&amp;[.D32]" office:value-type="string" office:string-value="item #2, CT #1, matiere #1">
            <text:p>item #2, CT #1, matiere #1</text:p>
          </table:table-cell>
          <table:table-cell table:formula="of:=&quot;now() - &quot;&amp;&quot;INTERVAL 1 DAY&quot;" office:value-type="string" office:string-value="now() - INTERVAL 1 DAY">
            <text:p>now() - INTERVAL 1 DAY</text:p>
          </table:table-cell>
          <table:table-cell table:formula="of:=[.I32]" office:value-type="string" office:string-value="now() - INTERVAL 1 DAY">
            <text:p>now() - INTERVAL 1 DAY</text:p>
          </table:table-cell>
          <table:table-cell office:value-type="string">
            <text:p>now()</text:p>
          </table:table-cell>
          <table:table-cell office:value-type="string">
            <text:p>null</text:p>
          </table:table-cell>
          <table:table-cell office:value-type="string">
            <text:p>false</text:p>
          </table:table-cell>
          <table:table-cell/>
          <table:table-cell table:formula="of:=&quot;insert into cours values('&quot;&amp;[.B32]&amp;&quot;', '&quot;&amp;[.C32]&amp;&quot;', '&quot;&amp;[.D32]&amp;&quot;', '&quot;&amp;[.E32]&amp;&quot;', '&quot;&amp;[.F32]&amp;&quot;', '&quot;&amp;[.G32]&amp;&quot;', '&quot;&amp;[.H32]&amp;&quot;', &quot;&amp;[.I32]&amp;&quot;, &quot;&amp;[.J32]&amp;&quot;, &quot;&amp;[.K32]&amp;&quot;, &quot;&amp;[.L32]&amp;&quot;, &quot;&amp;[.M32]&amp;&quot;);&quot;" office:value-type="string" office:string-value="insert into cours values('2', 'VAA60001', '1', '1', 'null', 'M2', 'item #2, CT #1, matiere #1', now() - INTERVAL 1 DAY, now() - INTERVAL 1 DAY, now(), null, false);">
            <text:p>insert into cours values('2', 'VAA60001', '1', '1', 'null', 'M2', 'item #2, CT #1, matiere #1', now() - INTERVAL 1 DAY, now() - INTERVAL 1 DAY, now(), null, false)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VAA60001</text:p>
          </table:table-cell>
          <table:table-cell office:value-type="float" office:value="1">
            <text:p>1</text:p>
          </table:table-cell>
          <table:table-cell table:formula="of:=[.$C$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M3</text:p>
          </table:table-cell>
          <table:table-cell table:formula="of:=&quot;item #&quot;&amp;[.B33]&amp;&quot;, CT #&quot;&amp;[.E33]&amp;&quot;, matiere #&quot;&amp;[.D33]" office:value-type="string" office:string-value="item #3, CT #1, matiere #1">
            <text:p>item #3, CT #1, matiere #1</text:p>
          </table:table-cell>
          <table:table-cell table:formula="of:=&quot;now() - &quot;&amp;&quot;INTERVAL 2 DAY&quot;" office:value-type="string" office:string-value="now() - INTERVAL 2 DAY">
            <text:p>now() - INTERVAL 2 DAY</text:p>
          </table:table-cell>
          <table:table-cell table:formula="of:=[.I33]" office:value-type="string" office:string-value="now() - INTERVAL 2 DAY">
            <text:p>now() - INTERVAL 2 DAY</text:p>
          </table:table-cell>
          <table:table-cell office:value-type="string">
            <text:p>null</text:p>
          </table:table-cell>
          <table:table-cell office:value-type="string">
            <text:p>now()</text:p>
          </table:table-cell>
          <table:table-cell office:value-type="string">
            <text:p>false</text:p>
          </table:table-cell>
          <table:table-cell/>
          <table:table-cell table:formula="of:=&quot;insert into cours values('&quot;&amp;[.B33]&amp;&quot;', '&quot;&amp;[.C33]&amp;&quot;', '&quot;&amp;[.D33]&amp;&quot;', '&quot;&amp;[.E33]&amp;&quot;', '&quot;&amp;[.F33]&amp;&quot;', '&quot;&amp;[.G33]&amp;&quot;', '&quot;&amp;[.H33]&amp;&quot;', &quot;&amp;[.I33]&amp;&quot;, &quot;&amp;[.J33]&amp;&quot;, &quot;&amp;[.K33]&amp;&quot;, &quot;&amp;[.L33]&amp;&quot;, &quot;&amp;[.M33]&amp;&quot;);&quot;" office:value-type="string" office:string-value="insert into cours values('3', 'VAA60001', '1', '1', '1', 'M3', 'item #3, CT #1, matiere #1', now() - INTERVAL 2 DAY, now() - INTERVAL 2 DAY, null, now(), false);">
            <text:p>insert into cours values('3', 'VAA60001', '1', '1', '1', 'M3', 'item #3, CT #1, matiere #1', now() - INTERVAL 2 DAY, now() - INTERVAL 2 DAY, null, now(), false);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VAA60001</text:p>
          </table:table-cell>
          <table:table-cell office:value-type="float" office:value="1">
            <text:p>1</text:p>
          </table:table-cell>
          <table:table-cell table:formula="of:=[.$C$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M4</text:p>
          </table:table-cell>
          <table:table-cell table:formula="of:=&quot;item #&quot;&amp;[.B34]&amp;&quot;, CT #&quot;&amp;[.E34]&amp;&quot;, matiere #&quot;&amp;[.D34]" office:value-type="string" office:string-value="item #4, CT #1, matiere #1">
            <text:p>item #4, CT #1, matiere #1</text:p>
          </table:table-cell>
          <table:table-cell table:formula="of:=&quot;now() - &quot;&amp;&quot;INTERVAL 3 DAY&quot;" office:value-type="string" office:string-value="now() - INTERVAL 3 DAY">
            <text:p>now() - INTERVAL 3 DAY</text:p>
          </table:table-cell>
          <table:table-cell table:formula="of:=[.I34]" office:value-type="string" office:string-value="now() - INTERVAL 3 DAY">
            <text:p>now() - INTERVAL 3 DAY</text:p>
          </table:table-cell>
          <table:table-cell office:value-type="string">
            <text:p>now()</text:p>
          </table:table-cell>
          <table:table-cell office:value-type="string">
            <text:p>now()</text:p>
          </table:table-cell>
          <table:table-cell office:value-type="string">
            <text:p>false</text:p>
          </table:table-cell>
          <table:table-cell/>
          <table:table-cell table:formula="of:=&quot;insert into cours values('&quot;&amp;[.B34]&amp;&quot;', '&quot;&amp;[.C34]&amp;&quot;', '&quot;&amp;[.D34]&amp;&quot;', '&quot;&amp;[.E34]&amp;&quot;', '&quot;&amp;[.F34]&amp;&quot;', '&quot;&amp;[.G34]&amp;&quot;', '&quot;&amp;[.H34]&amp;&quot;', &quot;&amp;[.I34]&amp;&quot;, &quot;&amp;[.J34]&amp;&quot;, &quot;&amp;[.K34]&amp;&quot;, &quot;&amp;[.L34]&amp;&quot;, &quot;&amp;[.M34]&amp;&quot;);&quot;" office:value-type="string" office:string-value="insert into cours values('4', 'VAA60001', '1', '1', '1', 'M4', 'item #4, CT #1, matiere #1', now() - INTERVAL 3 DAY, now() - INTERVAL 3 DAY, now(), now(), false);">
            <text:p>insert into cours values('4', 'VAA60001', '1', '1', '1', 'M4', 'item #4, CT #1, matiere #1', now() - INTERVAL 3 DAY, now() - INTERVAL 3 DAY, now(), now(), false);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VAA60001</text:p>
          </table:table-cell>
          <table:table-cell office:value-type="float" office:value="1">
            <text:p>1</text:p>
          </table:table-cell>
          <table:table-cell table:formula="of:=[.$C$3]"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M5</text:p>
          </table:table-cell>
          <table:table-cell table:formula="of:=&quot;item #&quot;&amp;[.B35]&amp;&quot;, CT #&quot;&amp;[.E35]&amp;&quot;, matiere #&quot;&amp;[.D35]" office:value-type="string" office:string-value="item #5, CT #1, matiere #1">
            <text:p>item #5, CT #1, matiere #1</text:p>
          </table:table-cell>
          <table:table-cell table:formula="of:=&quot;now() - &quot;&amp;&quot;INTERVAL 4 DAY&quot;" office:value-type="string" office:string-value="now() - INTERVAL 4 DAY">
            <text:p>now() - INTERVAL 4 DAY</text:p>
          </table:table-cell>
          <table:table-cell table:formula="of:=[.I35]" office:value-type="string" office:string-value="now() - INTERVAL 4 DAY">
            <text:p>now() - INTERVAL 4 DAY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alse</text:p>
          </table:table-cell>
          <table:table-cell/>
          <table:table-cell table:formula="of:=&quot;insert into cours values('&quot;&amp;[.B35]&amp;&quot;', '&quot;&amp;[.C35]&amp;&quot;', '&quot;&amp;[.D35]&amp;&quot;', '&quot;&amp;[.E35]&amp;&quot;', '&quot;&amp;[.F35]&amp;&quot;', '&quot;&amp;[.G35]&amp;&quot;', '&quot;&amp;[.H35]&amp;&quot;', &quot;&amp;[.I35]&amp;&quot;, &quot;&amp;[.J35]&amp;&quot;, &quot;&amp;[.K35]&amp;&quot;, &quot;&amp;[.L35]&amp;&quot;, &quot;&amp;[.M35]&amp;&quot;);&quot;" office:value-type="string" office:string-value="insert into cours values('5', 'VAA60001', '1', '1', 'null', 'M5', 'item #5, CT #1, matiere #1', now() - INTERVAL 4 DAY, now() - INTERVAL 4 DAY, null, null, false);">
            <text:p>insert into cours values('5', 'VAA60001', '1', '1', 'null', 'M5', 'item #5, CT #1, matiere #1', now() - INTERVAL 4 DAY, now() - INTERVAL 4 DAY, null, null, false);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VAA60002</text:p>
          </table:table-cell>
          <table:table-cell office:value-type="float" office:value="2">
            <text:p>2</text:p>
          </table:table-cell>
          <table:table-cell table:formula="of:=[.$C$3]"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S1</text:p>
          </table:table-cell>
          <table:table-cell table:formula="of:=&quot;item #&quot;&amp;[.B36]&amp;&quot;, CT #&quot;&amp;[.E36]&amp;&quot;, matiere #&quot;&amp;[.D36]" office:value-type="string" office:string-value="item #6, CT #1, matiere #2">
            <text:p>item #6, CT #1, matiere #2</text:p>
          </table:table-cell>
          <table:table-cell table:formula="of:=&quot;now() - &quot;&amp;&quot;INTERVAL 5 DAY&quot;" office:value-type="string" office:string-value="now() - INTERVAL 5 DAY">
            <text:p>now() - INTERVAL 5 DAY</text:p>
          </table:table-cell>
          <table:table-cell table:formula="of:=[.I36]" office:value-type="string" office:string-value="now() - INTERVAL 5 DAY">
            <text:p>now() - INTERVAL 5 DAY</text:p>
          </table:table-cell>
          <table:table-cell office:value-type="string">
            <text:p>now()</text:p>
          </table:table-cell>
          <table:table-cell office:value-type="string">
            <text:p>null</text:p>
          </table:table-cell>
          <table:table-cell office:value-type="string">
            <text:p>false</text:p>
          </table:table-cell>
          <table:table-cell/>
          <table:table-cell table:formula="of:=&quot;insert into cours values('&quot;&amp;[.B36]&amp;&quot;', '&quot;&amp;[.C36]&amp;&quot;', '&quot;&amp;[.D36]&amp;&quot;', '&quot;&amp;[.E36]&amp;&quot;', '&quot;&amp;[.F36]&amp;&quot;', '&quot;&amp;[.G36]&amp;&quot;', '&quot;&amp;[.H36]&amp;&quot;', &quot;&amp;[.I36]&amp;&quot;, &quot;&amp;[.J36]&amp;&quot;, &quot;&amp;[.K36]&amp;&quot;, &quot;&amp;[.L36]&amp;&quot;, &quot;&amp;[.M36]&amp;&quot;);&quot;" office:value-type="string" office:string-value="insert into cours values('6', 'VAA60002', '2', '1', 'null', 'S1', 'item #6, CT #1, matiere #2', now() - INTERVAL 5 DAY, now() - INTERVAL 5 DAY, now(), null, false);">
            <text:p>insert into cours values('6', 'VAA60002', '2', '1', 'null', 'S1', 'item #6, CT #1, matiere #2', now() - INTERVAL 5 DAY, now() - INTERVAL 5 DAY, now(), null, false);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VAA60002</text:p>
          </table:table-cell>
          <table:table-cell office:value-type="float" office:value="2">
            <text:p>2</text:p>
          </table:table-cell>
          <table:table-cell table:formula="of:=[.$C$3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2</text:p>
          </table:table-cell>
          <table:table-cell table:formula="of:=&quot;item #&quot;&amp;[.B37]&amp;&quot;, CT #&quot;&amp;[.E37]&amp;&quot;, matiere #&quot;&amp;[.D37]" office:value-type="string" office:string-value="item #7, CT #1, matiere #2">
            <text:p>item #7, CT #1, matiere #2</text:p>
          </table:table-cell>
          <table:table-cell table:formula="of:=&quot;now() - &quot;&amp;&quot;INTERVAL 1 DAY&quot;" office:value-type="string" office:string-value="now() - INTERVAL 1 DAY">
            <text:p>now() - INTERVAL 1 DAY</text:p>
          </table:table-cell>
          <table:table-cell table:formula="of:=[.I37]" office:value-type="string" office:string-value="now() - INTERVAL 1 DAY">
            <text:p>now() - INTERVAL 1 DAY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alse</text:p>
          </table:table-cell>
          <table:table-cell/>
          <table:table-cell table:formula="of:=&quot;insert into cours values('&quot;&amp;[.B37]&amp;&quot;', '&quot;&amp;[.C37]&amp;&quot;', '&quot;&amp;[.D37]&amp;&quot;', '&quot;&amp;[.E37]&amp;&quot;', '&quot;&amp;[.F37]&amp;&quot;', '&quot;&amp;[.G37]&amp;&quot;', '&quot;&amp;[.H37]&amp;&quot;', &quot;&amp;[.I37]&amp;&quot;, &quot;&amp;[.J37]&amp;&quot;, &quot;&amp;[.K37]&amp;&quot;, &quot;&amp;[.L37]&amp;&quot;, &quot;&amp;[.M37]&amp;&quot;);&quot;" office:value-type="string" office:string-value="insert into cours values('7', 'VAA60002', '2', '1', '2', 'S2', 'item #7, CT #1, matiere #2', now() - INTERVAL 1 DAY, now() - INTERVAL 1 DAY, null, null, false);">
            <text:p>insert into cours values('7', 'VAA60002', '2', '1', '2', 'S2', 'item #7, CT #1, matiere #2', now() - INTERVAL 1 DAY, now() - INTERVAL 1 DAY, null, null, false);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VAA60002</text:p>
          </table:table-cell>
          <table:table-cell office:value-type="float" office:value="2">
            <text:p>2</text:p>
          </table:table-cell>
          <table:table-cell table:formula="of:=[.$C$3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3</text:p>
          </table:table-cell>
          <table:table-cell table:formula="of:=&quot;item #&quot;&amp;[.B38]&amp;&quot;, CT #&quot;&amp;[.E38]&amp;&quot;, matiere #&quot;&amp;[.D38]" office:value-type="string" office:string-value="item #8, CT #1, matiere #2">
            <text:p>item #8, CT #1, matiere #2</text:p>
          </table:table-cell>
          <table:table-cell table:formula="of:=&quot;now() - &quot;&amp;&quot;INTERVAL 2 DAY&quot;" office:value-type="string" office:string-value="now() - INTERVAL 2 DAY">
            <text:p>now() - INTERVAL 2 DAY</text:p>
          </table:table-cell>
          <table:table-cell table:formula="of:=[.I38]" office:value-type="string" office:string-value="now() - INTERVAL 2 DAY">
            <text:p>now() - INTERVAL 2 DAY</text:p>
          </table:table-cell>
          <table:table-cell office:value-type="string">
            <text:p>now()</text:p>
          </table:table-cell>
          <table:table-cell office:value-type="string">
            <text:p>null</text:p>
          </table:table-cell>
          <table:table-cell office:value-type="string">
            <text:p>false</text:p>
          </table:table-cell>
          <table:table-cell/>
          <table:table-cell table:formula="of:=&quot;insert into cours values('&quot;&amp;[.B38]&amp;&quot;', '&quot;&amp;[.C38]&amp;&quot;', '&quot;&amp;[.D38]&amp;&quot;', '&quot;&amp;[.E38]&amp;&quot;', '&quot;&amp;[.F38]&amp;&quot;', '&quot;&amp;[.G38]&amp;&quot;', '&quot;&amp;[.H38]&amp;&quot;', &quot;&amp;[.I38]&amp;&quot;, &quot;&amp;[.J38]&amp;&quot;, &quot;&amp;[.K38]&amp;&quot;, &quot;&amp;[.L38]&amp;&quot;, &quot;&amp;[.M38]&amp;&quot;);&quot;" office:value-type="string" office:string-value="insert into cours values('8', 'VAA60002', '2', '1', '2', 'S3', 'item #8, CT #1, matiere #2', now() - INTERVAL 2 DAY, now() - INTERVAL 2 DAY, now(), null, false);">
            <text:p>insert into cours values('8', 'VAA60002', '2', '1', '2', 'S3', 'item #8, CT #1, matiere #2', now() - INTERVAL 2 DAY, now() - INTERVAL 2 DAY, now(), null, false);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VAA60002</text:p>
          </table:table-cell>
          <table:table-cell office:value-type="float" office:value="3">
            <text:p>3</text:p>
          </table:table-cell>
          <table:table-cell table:formula="of:=[.$C$3]"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S4</text:p>
          </table:table-cell>
          <table:table-cell table:formula="of:=&quot;item #&quot;&amp;[.B39]&amp;&quot;, CT #&quot;&amp;[.E39]&amp;&quot;, matiere #&quot;&amp;[.D39]" office:value-type="string" office:string-value="item #9, CT #1, matiere #3">
            <text:p>item #9, CT #1, matiere #3</text:p>
          </table:table-cell>
          <table:table-cell table:formula="of:=&quot;now() - &quot;&amp;&quot;INTERVAL 3 DAY&quot;" office:value-type="string" office:string-value="now() - INTERVAL 3 DAY">
            <text:p>now() - INTERVAL 3 DAY</text:p>
          </table:table-cell>
          <table:table-cell table:formula="of:=[.I39]" office:value-type="string" office:string-value="now() - INTERVAL 3 DAY">
            <text:p>now() - INTERVAL 3 DAY</text:p>
          </table:table-cell>
          <table:table-cell office:value-type="string">
            <text:p>null</text:p>
          </table:table-cell>
          <table:table-cell office:value-type="string">
            <text:p>now()</text:p>
          </table:table-cell>
          <table:table-cell office:value-type="string">
            <text:p>false</text:p>
          </table:table-cell>
          <table:table-cell/>
          <table:table-cell table:formula="of:=&quot;insert into cours values('&quot;&amp;[.B39]&amp;&quot;', '&quot;&amp;[.C39]&amp;&quot;', '&quot;&amp;[.D39]&amp;&quot;', '&quot;&amp;[.E39]&amp;&quot;', '&quot;&amp;[.F39]&amp;&quot;', '&quot;&amp;[.G39]&amp;&quot;', '&quot;&amp;[.H39]&amp;&quot;', &quot;&amp;[.I39]&amp;&quot;, &quot;&amp;[.J39]&amp;&quot;, &quot;&amp;[.K39]&amp;&quot;, &quot;&amp;[.L39]&amp;&quot;, &quot;&amp;[.M39]&amp;&quot;);&quot;" office:value-type="string" office:string-value="insert into cours values('9', 'VAA60002', '3', '1', 'null', 'S4', 'item #9, CT #1, matiere #3', now() - INTERVAL 3 DAY, now() - INTERVAL 3 DAY, null, now(), false);">
            <text:p>insert into cours values('9', 'VAA60002', '3', '1', 'null', 'S4', 'item #9, CT #1, matiere #3', now() - INTERVAL 3 DAY, now() - INTERVAL 3 DAY, null, now(), false);</text:p>
          </table:table-cell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VAA60002</text:p>
          </table:table-cell>
          <table:table-cell office:value-type="float" office:value="3">
            <text:p>3</text:p>
          </table:table-cell>
          <table:table-cell table:formula="of:=[.$C$3]"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S5</text:p>
          </table:table-cell>
          <table:table-cell table:formula="of:=&quot;item #&quot;&amp;[.B40]&amp;&quot;, CT #&quot;&amp;[.E40]&amp;&quot;, matiere #&quot;&amp;[.D40]" office:value-type="string" office:string-value="item #10, CT #1, matiere #3">
            <text:p>item #10, CT #1, matiere #3</text:p>
          </table:table-cell>
          <table:table-cell office:value-type="string">
            <text:p>now()</text:p>
          </table:table-cell>
          <table:table-cell table:formula="of:=[.I40]" office:value-type="string" office:string-value="now()">
            <text:p>now()</text:p>
          </table:table-cell>
          <table:table-cell office:value-type="string">
            <text:p>now()</text:p>
          </table:table-cell>
          <table:table-cell office:value-type="string">
            <text:p>now()</text:p>
          </table:table-cell>
          <table:table-cell office:value-type="string">
            <text:p>false</text:p>
          </table:table-cell>
          <table:table-cell/>
          <table:table-cell table:formula="of:=&quot;insert into cours values('&quot;&amp;[.B40]&amp;&quot;', '&quot;&amp;[.C40]&amp;&quot;', '&quot;&amp;[.D40]&amp;&quot;', '&quot;&amp;[.E40]&amp;&quot;', '&quot;&amp;[.F40]&amp;&quot;', '&quot;&amp;[.G40]&amp;&quot;', '&quot;&amp;[.H40]&amp;&quot;', &quot;&amp;[.I40]&amp;&quot;, &quot;&amp;[.J40]&amp;&quot;, &quot;&amp;[.K40]&amp;&quot;, &quot;&amp;[.L40]&amp;&quot;, &quot;&amp;[.M40]&amp;&quot;);&quot;" office:value-type="string" office:string-value="insert into cours values('10', 'VAA60002', '3', '1', 'null', 'S5', 'item #10, CT #1, matiere #3', now(), now(), now(), now(), false);">
            <text:p>insert into cours values('10', 'VAA60002', '3', '1', 'null', 'S5', 'item #10, CT #1, matiere #3', now(), now(), now(), now(), false);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VAA60002</text:p>
          </table:table-cell>
          <table:table-cell table:formula="of:=[.$D$40]" office:value-type="float" office:value="3">
            <text:p>3</text:p>
          </table:table-cell>
          <table:table-cell table:formula="of:=[.$C$4]"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M2</text:p>
          </table:table-cell>
          <table:table-cell table:formula="of:=&quot;item #&quot;&amp;[.B41]&amp;&quot;, CT #&quot;&amp;[.E41]&amp;&quot;, matiere #&quot;&amp;[.D41]" office:value-type="string" office:string-value="item #11, CT #2, matiere #3">
            <text:p>item #11, CT #2, matiere #3</text:p>
          </table:table-cell>
          <table:table-cell office:value-type="string">
            <text:p>now()</text:p>
          </table:table-cell>
          <table:table-cell table:formula="of:=[.I41]" office:value-type="string" office:string-value="now()">
            <text:p>now()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alse</text:p>
          </table:table-cell>
          <table:table-cell/>
          <table:table-cell table:formula="of:=&quot;insert into cours values('&quot;&amp;[.B41]&amp;&quot;', '&quot;&amp;[.C41]&amp;&quot;', '&quot;&amp;[.D41]&amp;&quot;', '&quot;&amp;[.E41]&amp;&quot;', '&quot;&amp;[.F41]&amp;&quot;', '&quot;&amp;[.G41]&amp;&quot;', '&quot;&amp;[.H41]&amp;&quot;', &quot;&amp;[.I41]&amp;&quot;, &quot;&amp;[.J41]&amp;&quot;, &quot;&amp;[.K41]&amp;&quot;, &quot;&amp;[.L41]&amp;&quot;, &quot;&amp;[.M41]&amp;&quot;);&quot;" office:value-type="string" office:string-value="insert into cours values('11', 'VAA60002', '3', '2', 'null', 'M2', 'item #11, CT #2, matiere #3', now(), now(), null, null, false);">
            <text:p>insert into cours values('11', 'VAA60002', '3', '2', 'null', 'M2', 'item #11, CT #2, matiere #3', now(), now(), null, null, false);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VAA60003</text:p>
          </table:table-cell>
          <table:table-cell table:formula="of:=[.$D$40]" office:value-type="float" office:value="3">
            <text:p>3</text:p>
          </table:table-cell>
          <table:table-cell table:formula="of:=[.$C$4]"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M3</text:p>
          </table:table-cell>
          <table:table-cell table:formula="of:=&quot;item #&quot;&amp;[.B42]&amp;&quot;, CT #&quot;&amp;[.E42]&amp;&quot;, matiere #&quot;&amp;[.D42]" office:value-type="string" office:string-value="item #12, CT #2, matiere #3">
            <text:p>item #12, CT #2, matiere #3</text:p>
          </table:table-cell>
          <table:table-cell table:formula="of:=&quot;now() - &quot;&amp;&quot;INTERVAL 10 DAY&quot;" office:value-type="string" office:string-value="now() - INTERVAL 10 DAY">
            <text:p>now() - INTERVAL 10 DAY</text:p>
          </table:table-cell>
          <table:table-cell table:formula="of:=[.I42]" office:value-type="string" office:string-value="now() - INTERVAL 10 DAY">
            <text:p>now() - INTERVAL 10 DAY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alse</text:p>
          </table:table-cell>
          <table:table-cell/>
          <table:table-cell table:formula="of:=&quot;insert into cours values('&quot;&amp;[.B42]&amp;&quot;', '&quot;&amp;[.C42]&amp;&quot;', '&quot;&amp;[.D42]&amp;&quot;', '&quot;&amp;[.E42]&amp;&quot;', '&quot;&amp;[.F42]&amp;&quot;', '&quot;&amp;[.G42]&amp;&quot;', '&quot;&amp;[.H42]&amp;&quot;', &quot;&amp;[.I42]&amp;&quot;, &quot;&amp;[.J42]&amp;&quot;, &quot;&amp;[.K42]&amp;&quot;, &quot;&amp;[.L42]&amp;&quot;, &quot;&amp;[.M42]&amp;&quot;);&quot;" office:value-type="string" office:string-value="insert into cours values('12', 'VAA60003', '3', '2', 'null', 'M3', 'item #12, CT #2, matiere #3', now() - INTERVAL 10 DAY, now() - INTERVAL 10 DAY, null, null, false);">
            <text:p>insert into cours values('12', 'VAA60003', '3', '2', 'null', 'M3', 'item #12, CT #2, matiere #3', now() - INTERVAL 10 DAY, now() - INTERVAL 10 DAY, null, null, false);</text:p>
          </table:table-cell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string">
            <text:p>VAA60004</text:p>
          </table:table-cell>
          <table:table-cell table:formula="of:=[.$D$40]" office:value-type="float" office:value="3">
            <text:p>3</text:p>
          </table:table-cell>
          <table:table-cell table:formula="of:=[.$C$4]"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M4</text:p>
          </table:table-cell>
          <table:table-cell table:formula="of:=&quot;item #&quot;&amp;[.B43]&amp;&quot;, CT #&quot;&amp;[.E43]&amp;&quot;, matiere #&quot;&amp;[.D43]" office:value-type="string" office:string-value="item #13, CT #2, matiere #3">
            <text:p>item #13, CT #2, matiere #3</text:p>
          </table:table-cell>
          <table:table-cell table:formula="of:=&quot;now() - &quot;&amp;&quot;INTERVAL 11 DAY&quot;" office:value-type="string" office:string-value="now() - INTERVAL 11 DAY">
            <text:p>now() - INTERVAL 11 DAY</text:p>
          </table:table-cell>
          <table:table-cell table:formula="of:=[.I43]" office:value-type="string" office:string-value="now() - INTERVAL 11 DAY">
            <text:p>now() - INTERVAL 11 DAY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alse</text:p>
          </table:table-cell>
          <table:table-cell/>
          <table:table-cell table:formula="of:=&quot;insert into cours values('&quot;&amp;[.B43]&amp;&quot;', '&quot;&amp;[.C43]&amp;&quot;', '&quot;&amp;[.D43]&amp;&quot;', '&quot;&amp;[.E43]&amp;&quot;', '&quot;&amp;[.F43]&amp;&quot;', '&quot;&amp;[.G43]&amp;&quot;', '&quot;&amp;[.H43]&amp;&quot;', &quot;&amp;[.I43]&amp;&quot;, &quot;&amp;[.J43]&amp;&quot;, &quot;&amp;[.K43]&amp;&quot;, &quot;&amp;[.L43]&amp;&quot;, &quot;&amp;[.M43]&amp;&quot;);&quot;" office:value-type="string" office:string-value="insert into cours values('13', 'VAA60004', '3', '2', 'null', 'M4', 'item #13, CT #2, matiere #3', now() - INTERVAL 11 DAY, now() - INTERVAL 11 DAY, null, null, false);">
            <text:p>insert into cours values('13', 'VAA60004', '3', '2', 'null', 'M4', 'item #13, CT #2, matiere #3', now() - INTERVAL 11 DAY, now() - INTERVAL 11 DAY, null, null, false);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VAA60005</text:p>
          </table:table-cell>
          <table:table-cell table:formula="of:=[.$D$40]" office:value-type="float" office:value="3">
            <text:p>3</text:p>
          </table:table-cell>
          <table:table-cell table:formula="of:=[.$C$4]"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M5</text:p>
          </table:table-cell>
          <table:table-cell table:formula="of:=&quot;item #&quot;&amp;[.B44]&amp;&quot;, CT #&quot;&amp;[.E44]&amp;&quot;, matiere #&quot;&amp;[.D44]" office:value-type="string" office:string-value="item #14, CT #2, matiere #3">
            <text:p>item #14, CT #2, matiere #3</text:p>
          </table:table-cell>
          <table:table-cell table:formula="of:=&quot;now() - &quot;&amp;&quot;INTERVAL 12 DAY&quot;" office:value-type="string" office:string-value="now() - INTERVAL 12 DAY">
            <text:p>now() - INTERVAL 12 DAY</text:p>
          </table:table-cell>
          <table:table-cell table:formula="of:=[.I44]" office:value-type="string" office:string-value="now() - INTERVAL 12 DAY">
            <text:p>now() - INTERVAL 12 DAY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alse</text:p>
          </table:table-cell>
          <table:table-cell/>
          <table:table-cell table:formula="of:=&quot;insert into cours values('&quot;&amp;[.B44]&amp;&quot;', '&quot;&amp;[.C44]&amp;&quot;', '&quot;&amp;[.D44]&amp;&quot;', '&quot;&amp;[.E44]&amp;&quot;', '&quot;&amp;[.F44]&amp;&quot;', '&quot;&amp;[.G44]&amp;&quot;', '&quot;&amp;[.H44]&amp;&quot;', &quot;&amp;[.I44]&amp;&quot;, &quot;&amp;[.J44]&amp;&quot;, &quot;&amp;[.K44]&amp;&quot;, &quot;&amp;[.L44]&amp;&quot;, &quot;&amp;[.M44]&amp;&quot;);&quot;" office:value-type="string" office:string-value="insert into cours values('14', 'VAA60005', '3', '2', 'null', 'M5', 'item #14, CT #2, matiere #3', now() - INTERVAL 12 DAY, now() - INTERVAL 12 DAY, null, null, false);">
            <text:p>insert into cours values('14', 'VAA60005', '3', '2', 'null', 'M5', 'item #14, CT #2, matiere #3', now() - INTERVAL 12 DAY, now() - INTERVAL 12 DAY, null, null, false);</text:p>
          </table:table-cell>
        </table:table-row>
        <table:table-row table:style-name="ro4">
          <table:table-cell/>
          <table:table-cell/>
          <table:table-cell/>
          <table:table-cell table:number-columns-repeated="2"/>
          <table:table-cell table:number-columns-repeated="3"/>
          <table:table-cell/>
          <table:table-cell table:number-columns-repeated="6"/>
        </table:table-row>
        <table:table-row table:style-name="ro4">
          <table:table-cell/>
          <table:table-cell/>
          <table:table-cell/>
          <table:table-cell table:number-columns-repeated="2"/>
          <table:table-cell table:number-columns-repeated="3"/>
          <table:table-cell/>
          <table:table-cell table:number-columns-repeated="6"/>
        </table:table-row>
        <table:table-row table:style-name="ro1">
          <table:table-cell table:style-name="ce1" office:value-type="string">
            <text:p>Table « type_devoir»</text:p>
          </table:table-cell>
          <table:table-cell/>
          <table:table-cell/>
          <table:table-cell table:number-columns-repeated="2"/>
          <table:table-cell table:number-columns-repeated="3"/>
          <table:table-cell/>
          <table:table-cell table:number-columns-repeated="5"/>
          <table:table-cell office:value-type="string">
            <text:p>INSERT INTO `cahiertextes`.`type_devoir` (`id`, `lib`, `description`) VALUES (1, 'DS', 'Devoir surveillé');</text:p>
          </table:table-cell>
        </table:table-row>
        <table:table-row table:style-name="ro4">
          <table:table-cell/>
          <table:table-cell/>
          <table:table-cell/>
          <table:table-cell table:number-columns-repeated="2"/>
          <table:table-cell table:number-columns-repeated="3"/>
          <table:table-cell/>
          <table:table-cell table:number-columns-repeated="5"/>
          <table:table-cell office:value-type="string">
            <text:p>INSERT INTO `cahiertextes`.`type_devoir` (`id`, `lib`, `description`) VALUES (2, 'DM', 'Devoir à la maison');</text:p>
          </table:table-cell>
        </table:table-row>
        <table:table-row table:style-name="ro4">
          <table:table-cell/>
          <table:table-cell/>
          <table:table-cell/>
          <table:table-cell table:number-columns-repeated="2"/>
          <table:table-cell table:number-columns-repeated="3"/>
          <table:table-cell/>
          <table:table-cell table:number-columns-repeated="5"/>
          <table:table-cell office:value-type="string">
            <text:p>INSERT INTO `cahiertextes`.`type_devoir` (`id`, `lib`, `description`) VALUES (3, 'Leçon', 'Leçon à apprendre');</text:p>
          </table:table-cell>
        </table:table-row>
        <table:table-row table:style-name="ro4">
          <table:table-cell/>
          <table:table-cell/>
          <table:table-cell/>
          <table:table-cell table:number-columns-repeated="2"/>
          <table:table-cell table:number-columns-repeated="3"/>
          <table:table-cell/>
          <table:table-cell table:number-columns-repeated="5"/>
          <table:table-cell office:value-type="string">
            <text:p>INSERT INTO `cahiertextes`.`type_devoir` (`id`, `lib`, `description`) VALUES (4, 'Exposé', 'Exposé à préparer');</text:p>
          </table:table-cell>
        </table:table-row>
        <table:table-row table:style-name="ro4">
          <table:table-cell/>
          <table:table-cell/>
          <table:table-cell/>
          <table:table-cell table:number-columns-repeated="2"/>
          <table:table-cell table:number-columns-repeated="3"/>
          <table:table-cell/>
          <table:table-cell table:number-columns-repeated="5"/>
          <table:table-cell office:value-type="string">
            <text:p>INSERT INTO `cahiertextes`.`type_devoir` (`id`, `lib`, `description`) VALUES (5, 'Recherche', 'Recherche à faire');</text:p>
          </table:table-cell>
        </table:table-row>
        <table:table-row table:style-name="ro4">
          <table:table-cell table:number-columns-repeated="14"/>
          <table:table-cell office:value-type="string">
            <text:p>INSERT INTO `cahiertextes`.`type_devoir` (`id`, `lib`, `description`) VALUES (6, 'Exercice', 'Exercice à faire');</text:p>
          </table:table-cell>
        </table:table-row>
        <table:table-row table:style-name="ro4" table:number-rows-repeated="2">
          <table:table-cell table:number-columns-repeated="15"/>
        </table:table-row>
        <table:table-row table:style-name="ro1">
          <table:table-cell table:style-name="ce1" office:value-type="string">
            <text:p>Table « devoir»</text:p>
          </table:table-cell>
          <table:table-cell office:value-type="string">
            <text:p>id</text:p>
          </table:table-cell>
          <table:table-cell office:value-type="string">
            <text:p>type_devoir_id</text:p>
          </table:table-cell>
          <table:table-cell office:value-type="string">
            <text:p>cours_id</text:p>
          </table:table-cell>
          <table:table-cell office:value-type="string">
            <text:p>ressource_id</text:p>
          </table:table-cell>
          <table:table-cell office:value-type="string">
            <text:p>contenu</text:p>
          </table:table-cell>
          <table:table-cell office:value-type="string">
            <text:p>temps_est</text:p>
          </table:table-cell>
          <table:table-cell office:value-type="string">
            <text:p>date_devoir</text:p>
          </table:table-cell>
          <table:table-cell office:value-type="string">
            <text:p>date_crea</text:p>
          </table:table-cell>
          <table:table-cell office:value-type="string">
            <text:p>date_modif</text:p>
          </table:table-cell>
          <table:table-cell office:value-type="string">
            <text:p>date_valid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table:formula="of:=&quot;devoir de type #&quot;&amp;[.C56]&amp;&quot;, cours #&quot;&amp;[.D56]" office:value-type="string" office:string-value="devoir de type #1, cours #2">
            <text:p>devoir de type #1, cours #2</text:p>
          </table:table-cell>
          <table:table-cell office:value-type="string">
            <text:p>null</text:p>
          </table:table-cell>
          <table:table-cell table:formula="of:=&quot;now() + &quot;&amp;&quot;INTERVAL 7 DAY&quot;" office:value-type="string" office:string-value="now() + INTERVAL 7 DAY">
            <text:p>now() + INTERVAL 7 DAY</text:p>
          </table:table-cell>
          <table:table-cell table:formula="of:=&quot;now()&quot;" office:value-type="string" office:string-value="now()">
            <text:p>now()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table:number-columns-repeated="3"/>
          <table:table-cell table:formula="of:=&quot;insert into devoir values (&quot;&amp;[.B56]&amp;&quot;, &quot;&amp;[.C56]&amp;&quot;,&quot;&amp;[.D56]&amp;&quot;,&quot;&amp;[.E56]&amp;&quot;,'&quot;&amp;[.F56]&amp;&quot;','&quot;&amp;[.G56]&amp;&quot;',&quot;&amp;[.H56]&amp;&quot;,&quot;&amp;[.I56]&amp;&quot;,&quot;&amp;[.J56]&amp;&quot;,&quot;&amp;[.K56]&amp;&quot;);&quot;" office:value-type="string" office:string-value="insert into devoir values (1, 1,2,null,'devoir de type #1, cours #2','null',now() + INTERVAL 7 DAY,now(),null,null);">
            <text:p>insert into devoir values (1, 1,2,null,'devoir de type #1, cours #2','null',now() + INTERVAL 7 DAY,now(),null,null);</text:p>
          </table:table-cell>
        </table:table-row>
        <table:table-row table:style-name="ro3">
          <table:table-cell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table:formula="of:=&quot;devoir de type #&quot;&amp;[.C57]&amp;&quot;, cours #&quot;&amp;[.D57]" office:value-type="string" office:string-value="devoir de type #2, cours #4">
            <text:p>devoir de type #2, cours #4</text:p>
          </table:table-cell>
          <table:table-cell office:value-type="float" office:value="5">
            <text:p>5</text:p>
          </table:table-cell>
          <table:table-cell table:formula="of:=&quot;now() + &quot;&amp;&quot;INTERVAL 7 DAY&quot;" office:value-type="string" office:string-value="now() + INTERVAL 7 DAY">
            <text:p>now() + INTERVAL 7 DAY</text:p>
          </table:table-cell>
          <table:table-cell table:formula="of:=&quot;now()&quot;" office:value-type="string" office:string-value="now()">
            <text:p>now()</text:p>
          </table:table-cell>
          <table:table-cell table:formula="of:=&quot;now()&quot;" office:value-type="string" office:string-value="now()">
            <text:p>now()</text:p>
          </table:table-cell>
          <table:table-cell office:value-type="string">
            <text:p>null</text:p>
          </table:table-cell>
          <table:table-cell table:number-columns-repeated="3"/>
          <table:table-cell table:formula="of:=&quot;insert into devoir values (&quot;&amp;[.B57]&amp;&quot;, &quot;&amp;[.C57]&amp;&quot;,&quot;&amp;[.D57]&amp;&quot;,&quot;&amp;[.E57]&amp;&quot;,'&quot;&amp;[.F57]&amp;&quot;','&quot;&amp;[.G57]&amp;&quot;',&quot;&amp;[.H57]&amp;&quot;,&quot;&amp;[.I57]&amp;&quot;,&quot;&amp;[.J57]&amp;&quot;,&quot;&amp;[.K57]&amp;&quot;);&quot;" office:value-type="string" office:string-value="insert into devoir values (2, 2,4,null,'devoir de type #2, cours #4','5',now() + INTERVAL 7 DAY,now(),now(),null);">
            <text:p>insert into devoir values (2, 2,4,null,'devoir de type #2, cours #4','5',now() + INTERVAL 7 DAY,now(),now(),null);</text:p>
          </table:table-cell>
        </table:table-row>
        <table:table-row table:style-name="ro3">
          <table:table-cell/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table:formula="of:=&quot;devoir de type #&quot;&amp;[.C58]&amp;&quot;, cours #&quot;&amp;[.D58]" office:value-type="string" office:string-value="devoir de type #3, cours #6">
            <text:p>devoir de type #3, cours #6</text:p>
          </table:table-cell>
          <table:table-cell office:value-type="float" office:value="10">
            <text:p>10</text:p>
          </table:table-cell>
          <table:table-cell table:formula="of:=&quot;now() + &quot;&amp;&quot;INTERVAL 7 DAY&quot;" office:value-type="string" office:string-value="now() + INTERVAL 7 DAY">
            <text:p>now() + INTERVAL 7 DAY</text:p>
          </table:table-cell>
          <table:table-cell table:formula="of:=&quot;now()&quot;" office:value-type="string" office:string-value="now()">
            <text:p>now()</text:p>
          </table:table-cell>
          <table:table-cell office:value-type="string">
            <text:p>null</text:p>
          </table:table-cell>
          <table:table-cell table:formula="of:=&quot;now()&quot;" office:value-type="string" office:string-value="now()">
            <text:p>now()</text:p>
          </table:table-cell>
          <table:table-cell table:number-columns-repeated="3"/>
          <table:table-cell table:formula="of:=&quot;insert into devoir values (&quot;&amp;[.B58]&amp;&quot;, &quot;&amp;[.C58]&amp;&quot;,&quot;&amp;[.D58]&amp;&quot;,&quot;&amp;[.E58]&amp;&quot;,'&quot;&amp;[.F58]&amp;&quot;','&quot;&amp;[.G58]&amp;&quot;',&quot;&amp;[.H58]&amp;&quot;,&quot;&amp;[.I58]&amp;&quot;,&quot;&amp;[.J58]&amp;&quot;,&quot;&amp;[.K58]&amp;&quot;);&quot;" office:value-type="string" office:string-value="insert into devoir values (3, 3,6,null,'devoir de type #3, cours #6','10',now() + INTERVAL 7 DAY,now(),null,now());">
            <text:p>insert into devoir values (3, 3,6,null,'devoir de type #3, cours #6','10',now() + INTERVAL 7 DAY,now(),null,now());</text:p>
          </table:table-cell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table:formula="of:=&quot;devoir de type #&quot;&amp;[.C59]&amp;&quot;, cours #&quot;&amp;[.D59]" office:value-type="string" office:string-value="devoir de type #4, cours #8">
            <text:p>devoir de type #4, cours #8</text:p>
          </table:table-cell>
          <table:table-cell office:value-type="float" office:value="15">
            <text:p>15</text:p>
          </table:table-cell>
          <table:table-cell table:formula="of:=&quot;now() + &quot;&amp;&quot;INTERVAL 7 DAY&quot;" office:value-type="string" office:string-value="now() + INTERVAL 7 DAY">
            <text:p>now() + INTERVAL 7 DAY</text:p>
          </table:table-cell>
          <table:table-cell table:formula="of:=&quot;now()&quot;" office:value-type="string" office:string-value="now()">
            <text:p>now()</text:p>
          </table:table-cell>
          <table:table-cell table:formula="of:=&quot;now()&quot;" office:value-type="string" office:string-value="now()">
            <text:p>now()</text:p>
          </table:table-cell>
          <table:table-cell table:formula="of:=&quot;now()&quot;" office:value-type="string" office:string-value="now()">
            <text:p>now()</text:p>
          </table:table-cell>
          <table:table-cell table:number-columns-repeated="3"/>
          <table:table-cell table:formula="of:=&quot;insert into devoir values (&quot;&amp;[.B59]&amp;&quot;, &quot;&amp;[.C59]&amp;&quot;,&quot;&amp;[.D59]&amp;&quot;,&quot;&amp;[.E59]&amp;&quot;,'&quot;&amp;[.F59]&amp;&quot;','&quot;&amp;[.G59]&amp;&quot;',&quot;&amp;[.H59]&amp;&quot;,&quot;&amp;[.I59]&amp;&quot;,&quot;&amp;[.J59]&amp;&quot;,&quot;&amp;[.K59]&amp;&quot;);&quot;" office:value-type="string" office:string-value="insert into devoir values (4, 4,8,null,'devoir de type #4, cours #8','15',now() + INTERVAL 7 DAY,now(),now(),now());">
            <text:p>insert into devoir values (4, 4,8,null,'devoir de type #4, cours #8','15',now() + INTERVAL 7 DAY,now(),now(),now());</text:p>
          </table:table-cell>
        </table:table-row>
        <table:table-row table:style-name="ro3">
          <table:table-cell/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table:formula="of:=&quot;devoir de type #&quot;&amp;[.C60]&amp;&quot;, cours #&quot;&amp;[.D60]" office:value-type="string" office:string-value="devoir de type #5, cours #10">
            <text:p>devoir de type #5, cours #10</text:p>
          </table:table-cell>
          <table:table-cell office:value-type="float" office:value="20">
            <text:p>20</text:p>
          </table:table-cell>
          <table:table-cell table:formula="of:=&quot;now() + &quot;&amp;&quot;INTERVAL 7 DAY&quot;" office:value-type="string" office:string-value="now() + INTERVAL 7 DAY">
            <text:p>now() + INTERVAL 7 DAY</text:p>
          </table:table-cell>
          <table:table-cell table:formula="of:=&quot;now()&quot;" office:value-type="string" office:string-value="now()">
            <text:p>now()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table:number-columns-repeated="3"/>
          <table:table-cell table:formula="of:=&quot;insert into devoir values (&quot;&amp;[.B60]&amp;&quot;, &quot;&amp;[.C60]&amp;&quot;,&quot;&amp;[.D60]&amp;&quot;,&quot;&amp;[.E60]&amp;&quot;,'&quot;&amp;[.F60]&amp;&quot;','&quot;&amp;[.G60]&amp;&quot;',&quot;&amp;[.H60]&amp;&quot;,&quot;&amp;[.I60]&amp;&quot;,&quot;&amp;[.J60]&amp;&quot;,&quot;&amp;[.K60]&amp;&quot;);&quot;" office:value-type="string" office:string-value="insert into devoir values (5, 5,10,null,'devoir de type #5, cours #10','20',now() + INTERVAL 7 DAY,now(),null,null);">
            <text:p>insert into devoir values (5, 5,10,null,'devoir de type #5, cours #10','20',now() + INTERVAL 7 DAY,now(),null,null);</text:p>
          </table:table-cell>
        </table:table-row>
        <table:table-row table:style-name="ro3">
          <table:table-cell/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table:formula="of:=&quot;devoir de type #&quot;&amp;[.C61]&amp;&quot;, cours #&quot;&amp;[.D61]" office:value-type="string" office:string-value="devoir de type #6, cours #12">
            <text:p>devoir de type #6, cours #12</text:p>
          </table:table-cell>
          <table:table-cell office:value-type="float" office:value="25">
            <text:p>25</text:p>
          </table:table-cell>
          <table:table-cell table:formula="of:=&quot;now() + &quot;&amp;&quot;INTERVAL 7 DAY&quot;" office:value-type="string" office:string-value="now() + INTERVAL 7 DAY">
            <text:p>now() + INTERVAL 7 DAY</text:p>
          </table:table-cell>
          <table:table-cell table:formula="of:=&quot;now()&quot;" office:value-type="string" office:string-value="now()">
            <text:p>now()</text:p>
          </table:table-cell>
          <table:table-cell table:formula="of:=&quot;now()&quot;" office:value-type="string" office:string-value="now()">
            <text:p>now()</text:p>
          </table:table-cell>
          <table:table-cell office:value-type="string">
            <text:p>null</text:p>
          </table:table-cell>
          <table:table-cell table:number-columns-repeated="3"/>
          <table:table-cell table:formula="of:=&quot;insert into devoir values (&quot;&amp;[.B61]&amp;&quot;, &quot;&amp;[.C61]&amp;&quot;,&quot;&amp;[.D61]&amp;&quot;,&quot;&amp;[.E61]&amp;&quot;,'&quot;&amp;[.F61]&amp;&quot;','&quot;&amp;[.G61]&amp;&quot;',&quot;&amp;[.H61]&amp;&quot;,&quot;&amp;[.I61]&amp;&quot;,&quot;&amp;[.J61]&amp;&quot;,&quot;&amp;[.K61]&amp;&quot;);&quot;" office:value-type="string" office:string-value="insert into devoir values (6, 6,12,null,'devoir de type #6, cours #12','25',now() + INTERVAL 7 DAY,now(),now(),null);">
            <text:p>insert into devoir values (6, 6,12,null,'devoir de type #6, cours #12','25',now() + INTERVAL 7 DAY,now(),now(),null);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table:formula="of:=&quot;devoir de type #&quot;&amp;[.C62]&amp;&quot;, cours #&quot;&amp;[.D62]" office:value-type="string" office:string-value="devoir de type #1, cours #14">
            <text:p>devoir de type #1, cours #14</text:p>
          </table:table-cell>
          <table:table-cell office:value-type="float" office:value="30">
            <text:p>30</text:p>
          </table:table-cell>
          <table:table-cell table:formula="of:=&quot;now() + &quot;&amp;&quot;INTERVAL 7 DAY&quot;" office:value-type="string" office:string-value="now() + INTERVAL 7 DAY">
            <text:p>now() + INTERVAL 7 DAY</text:p>
          </table:table-cell>
          <table:table-cell table:formula="of:=&quot;now()&quot;" office:value-type="string" office:string-value="now()">
            <text:p>now()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table:number-columns-repeated="3"/>
          <table:table-cell table:formula="of:=&quot;insert into devoir values (&quot;&amp;[.B62]&amp;&quot;, &quot;&amp;[.C62]&amp;&quot;,&quot;&amp;[.D62]&amp;&quot;,&quot;&amp;[.E62]&amp;&quot;,'&quot;&amp;[.F62]&amp;&quot;','&quot;&amp;[.G62]&amp;&quot;',&quot;&amp;[.H62]&amp;&quot;,&quot;&amp;[.I62]&amp;&quot;,&quot;&amp;[.J62]&amp;&quot;,&quot;&amp;[.K62]&amp;&quot;);&quot;" office:value-type="string" office:string-value="insert into devoir values (7, 1,14,null,'devoir de type #1, cours #14','30',now() + INTERVAL 7 DAY,now(),null,null);">
            <text:p>insert into devoir values (7, 1,14,null,'devoir de type #1, cours #14','30',now() + INTERVAL 7 DAY,now(),null,null);</text:p>
          </table:table-cell>
        </table:table-row>
        <table:table-row table:style-name="ro4">
          <table:table-cell/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&quot;devoir de type #&quot;&amp;[.C63]&amp;&quot;, cours #&quot;&amp;[.D63]" office:value-type="string" office:string-value="devoir de type #2, cours #2">
            <text:p>devoir de type #2, cours #2</text:p>
          </table:table-cell>
          <table:table-cell office:value-type="float" office:value="60">
            <text:p>60</text:p>
          </table:table-cell>
          <table:table-cell table:formula="of:=&quot;now() + &quot;&amp;&quot;INTERVAL 15 DAY&quot;" office:value-type="string" office:string-value="now() + INTERVAL 15 DAY">
            <text:p>now() + INTERVAL 15 DAY</text:p>
          </table:table-cell>
          <table:table-cell table:formula="of:=&quot;now()&quot;" office:value-type="string" office:string-value="now()">
            <text:p>now()</text:p>
          </table:table-cell>
          <table:table-cell table:formula="of:=&quot;now()&quot;" office:value-type="string" office:string-value="now()">
            <text:p>now()</text:p>
          </table:table-cell>
          <table:table-cell table:formula="of:=&quot;now()&quot;" office:value-type="string" office:string-value="now()">
            <text:p>now()</text:p>
          </table:table-cell>
          <table:table-cell table:number-columns-repeated="3"/>
          <table:table-cell table:formula="of:=&quot;insert into devoir values (&quot;&amp;[.B63]&amp;&quot;, &quot;&amp;[.C63]&amp;&quot;,&quot;&amp;[.D63]&amp;&quot;,&quot;&amp;[.E63]&amp;&quot;,'&quot;&amp;[.F63]&amp;&quot;','&quot;&amp;[.G63]&amp;&quot;',&quot;&amp;[.H63]&amp;&quot;,&quot;&amp;[.I63]&amp;&quot;,&quot;&amp;[.J63]&amp;&quot;,&quot;&amp;[.K63]&amp;&quot;);&quot;" office:value-type="string" office:string-value="insert into devoir values (8, 2,2,1,'devoir de type #2, cours #2','60',now() + INTERVAL 15 DAY,now(),now(),now());">
            <text:p>insert into devoir values (8, 2,2,1,'devoir de type #2, cours #2','60',now() + INTERVAL 15 DAY,now(),now(),now());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&quot;devoir de type #&quot;&amp;[.C64]&amp;&quot;, cours #&quot;&amp;[.D64]" office:value-type="string" office:string-value="devoir de type #3, cours #4">
            <text:p>devoir de type #3, cours #4</text:p>
          </table:table-cell>
          <table:table-cell office:value-type="float" office:value="90">
            <text:p>90</text:p>
          </table:table-cell>
          <table:table-cell table:formula="of:=&quot;now() + &quot;&amp;&quot;INTERVAL 15 DAY&quot;" office:value-type="string" office:string-value="now() + INTERVAL 15 DAY">
            <text:p>now() + INTERVAL 15 DAY</text:p>
          </table:table-cell>
          <table:table-cell table:formula="of:=&quot;now()&quot;" office:value-type="string" office:string-value="now()">
            <text:p>now()</text:p>
          </table:table-cell>
          <table:table-cell office:value-type="string">
            <text:p>null</text:p>
          </table:table-cell>
          <table:table-cell table:formula="of:=&quot;now()&quot;" office:value-type="string" office:string-value="now()">
            <text:p>now()</text:p>
          </table:table-cell>
          <table:table-cell table:number-columns-repeated="3"/>
          <table:table-cell table:formula="of:=&quot;insert into devoir values (&quot;&amp;[.B64]&amp;&quot;, &quot;&amp;[.C64]&amp;&quot;,&quot;&amp;[.D64]&amp;&quot;,&quot;&amp;[.E64]&amp;&quot;,'&quot;&amp;[.F64]&amp;&quot;','&quot;&amp;[.G64]&amp;&quot;',&quot;&amp;[.H64]&amp;&quot;,&quot;&amp;[.I64]&amp;&quot;,&quot;&amp;[.J64]&amp;&quot;,&quot;&amp;[.K64]&amp;&quot;);&quot;" office:value-type="string" office:string-value="insert into devoir values (9, 3,4,1,'devoir de type #3, cours #4','90',now() + INTERVAL 15 DAY,now(),null,now());">
            <text:p>insert into devoir values (9, 3,4,1,'devoir de type #3, cours #4','90',now() + INTERVAL 15 DAY,now(),null,now());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&quot;devoir de type #&quot;&amp;[.C65]&amp;&quot;, cours #&quot;&amp;[.D65]" office:value-type="string" office:string-value="devoir de type #4, cours #6">
            <text:p>devoir de type #4, cours #6</text:p>
          </table:table-cell>
          <table:table-cell office:value-type="float" office:value="120">
            <text:p>120</text:p>
          </table:table-cell>
          <table:table-cell table:formula="of:=&quot;now() + &quot;&amp;&quot;INTERVAL 15 DAY&quot;" office:value-type="string" office:string-value="now() + INTERVAL 15 DAY">
            <text:p>now() + INTERVAL 15 DAY</text:p>
          </table:table-cell>
          <table:table-cell table:formula="of:=&quot;now()&quot;" office:value-type="string" office:string-value="now()">
            <text:p>now()</text:p>
          </table:table-cell>
          <table:table-cell table:formula="of:=&quot;now()&quot;" office:value-type="string" office:string-value="now()">
            <text:p>now()</text:p>
          </table:table-cell>
          <table:table-cell office:value-type="string">
            <text:p>null</text:p>
          </table:table-cell>
          <table:table-cell table:number-columns-repeated="3"/>
          <table:table-cell table:formula="of:=&quot;insert into devoir values (&quot;&amp;[.B65]&amp;&quot;, &quot;&amp;[.C65]&amp;&quot;,&quot;&amp;[.D65]&amp;&quot;,&quot;&amp;[.E65]&amp;&quot;,'&quot;&amp;[.F65]&amp;&quot;','&quot;&amp;[.G65]&amp;&quot;',&quot;&amp;[.H65]&amp;&quot;,&quot;&amp;[.I65]&amp;&quot;,&quot;&amp;[.J65]&amp;&quot;,&quot;&amp;[.K65]&amp;&quot;);&quot;" office:value-type="string" office:string-value="insert into devoir values (10, 4,6,2,'devoir de type #4, cours #6','120',now() + INTERVAL 15 DAY,now(),now(),null);">
            <text:p>insert into devoir values (10, 4,6,2,'devoir de type #4, cours #6','120',now() + INTERVAL 15 DAY,now(),now(),null);</text:p>
          </table:table-cell>
        </table:table-row>
        <table:table-row table:style-name="ro4" table:number-rows-repeated="1048510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-Gilles LEVALLOIS</meta:initial-creator>
    <meta:creation-date>2012-12-19T14:23:25</meta:creation-date>
    <dc:date>2012-12-19T16:17:51</dc:date>
    <dc:creator>Pierre-Gilles LEVALLOIS</dc:creator>
    <meta:editing-duration>PT1H39M15S</meta:editing-duration>
    <meta:editing-cycles>30</meta:editing-cycles>
    <meta:generator>LibreOffice/3.6$MacOSX_x86 LibreOffice_project/e29a214-2bbed72-0621de6-a97528c-8f066d</meta:generator>
    <meta:document-statistic meta:table-count="1" meta:cell-count="469" meta:object-count="0"/>
  </office:meta>
</office:document-meta>
</file>